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ae58" officeooo:paragraph-rsid="001eae58" style:font-weight-asian="bold" style:font-weight-complex="bold"/>
    </style:style>
    <style:style style:name="P2" style:family="paragraph" style:parent-style-name="Standard">
      <style:text-properties fo:font-weight="bold" officeooo:rsid="001eae58" officeooo:paragraph-rsid="0020d317" style:font-weight-asian="bold" style:font-weight-complex="bold"/>
    </style:style>
    <style:style style:name="P3" style:family="paragraph" style:parent-style-name="Standard">
      <style:text-properties fo:font-weight="bold" officeooo:rsid="00258346" officeooo:paragraph-rsid="00258346" style:font-weight-asian="bold" style:font-weight-complex="bold"/>
    </style:style>
    <style:style style:name="P4" style:family="paragraph" style:parent-style-name="Standard">
      <style:text-properties fo:font-weight="normal" officeooo:rsid="001eae58" officeooo:paragraph-rsid="001eae58" style:font-weight-asian="normal" style:font-weight-complex="normal"/>
    </style:style>
    <style:style style:name="P5" style:family="paragraph" style:parent-style-name="Standard">
      <style:text-properties fo:font-weight="normal" officeooo:rsid="001eae58" officeooo:paragraph-rsid="0020d317" style:font-weight-asian="normal" style:font-weight-complex="normal"/>
    </style:style>
    <style:style style:name="P6" style:family="paragraph" style:parent-style-name="Standard" style:list-style-name="L5">
      <style:text-properties fo:font-weight="normal" officeooo:rsid="001eae58" officeooo:paragraph-rsid="001eae58" style:font-weight-asian="normal" style:font-weight-complex="normal"/>
    </style:style>
    <style:style style:name="P7" style:family="paragraph" style:parent-style-name="Standard" style:list-style-name="L4">
      <style:text-properties fo:font-weight="normal" officeooo:rsid="0020ade9" officeooo:paragraph-rsid="0020d317" style:font-weight-asian="normal" style:font-weight-complex="normal"/>
    </style:style>
    <style:style style:name="P8" style:family="paragraph" style:parent-style-name="Standard" style:list-style-name="L3">
      <style:text-properties fo:font-weight="normal" officeooo:rsid="0020d317" officeooo:paragraph-rsid="0020d317" style:font-weight-asian="normal" style:font-weight-complex="normal"/>
    </style:style>
    <style:style style:name="P9" style:family="paragraph" style:parent-style-name="Standard" style:list-style-name="L5">
      <style:text-properties fo:font-weight="normal" officeooo:rsid="00226c3f" officeooo:paragraph-rsid="00226c3f" style:font-weight-asian="normal" style:font-weight-complex="normal"/>
    </style:style>
    <style:style style:name="P10" style:family="paragraph" style:parent-style-name="Standard" style:list-style-name="L5">
      <style:text-properties fo:font-weight="normal" officeooo:rsid="00232e96" officeooo:paragraph-rsid="00232e96" style:font-weight-asian="normal" style:font-weight-complex="normal"/>
    </style:style>
    <style:style style:name="P11" style:family="paragraph" style:parent-style-name="Standard" style:list-style-name="L5">
      <style:text-properties fo:font-weight="normal" officeooo:rsid="002352c0" officeooo:paragraph-rsid="002352c0" style:font-weight-asian="normal" style:font-weight-complex="normal"/>
    </style:style>
    <style:style style:name="P12" style:family="paragraph" style:parent-style-name="Standard" style:list-style-name="L5">
      <style:text-properties fo:font-weight="normal" officeooo:rsid="0023bf61" officeooo:paragraph-rsid="0023bf61" style:font-weight-asian="normal" style:font-weight-complex="normal"/>
    </style:style>
    <style:style style:name="P13" style:family="paragraph" style:parent-style-name="Standard">
      <style:text-properties fo:font-weight="normal" officeooo:rsid="0023bf61" officeooo:paragraph-rsid="0023bf61" style:font-weight-asian="normal" style:font-weight-complex="normal"/>
    </style:style>
    <style:style style:name="P14" style:family="paragraph" style:parent-style-name="Standard">
      <style:text-properties fo:font-weight="normal" officeooo:rsid="00258346" officeooo:paragraph-rsid="00258346" style:font-weight-asian="normal" style:font-weight-complex="normal"/>
    </style:style>
    <style:style style:name="P15" style:family="paragraph" style:parent-style-name="Standard" style:list-style-name="L6">
      <style:text-properties fo:font-weight="normal" officeooo:rsid="00258346" officeooo:paragraph-rsid="00258346" style:font-weight-asian="normal" style:font-weight-complex="normal"/>
    </style:style>
    <style:style style:name="T1" style:family="text">
      <style:text-properties officeooo:rsid="00226c3f"/>
    </style:style>
    <style:style style:name="T2" style:family="text">
      <style:text-properties officeooo:rsid="002352c0"/>
    </style:style>
    <style:style style:name="T3" style:family="text">
      <style:text-properties officeooo:rsid="00276e45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2">Work on Sell Feature</text:p>
      <text:list text:style-name="L3">
        <text:list-item>
          <text:p text:style-name="P8">Expected to almost be an opposite of the buy feature</text:p>
        </text:list-item>
      </text:list>
      <text:p text:style-name="P2">Work on Limit Orders</text:p>
      <text:list text:style-name="L4">
        <text:list-item>
          <text:p text:style-name="P7">This could involve a lot more work with the API</text:p>
          <text:list>
            <text:list-item>
              <text:p text:style-name="P7">Not really a problem, but more of an issue of time and accuracy</text:p>
            </text:list-item>
          </text:list>
        </text:list-item>
      </text:list>
      <text:p text:style-name="P2">Work on Viewing Portfolio</text:p>
      <text:p text:style-name="P5"/>
      <text:p text:style-name="P1"/>
      <text:p text:style-name="P1">10/21/22</text:p>
      <text:p text:style-name="P4">It is a little late to be starting this, but the project has gotten too complicated for me to remember everything that I have worked on everytime I sit down to work on it.</text:p>
      <text:p text:style-name="P4"/>
      <text:p text:style-name="P4">I need to work putting the finishing touches on the buy feature.</text:p>
      <text:p text:style-name="P4"/>
      <text:p text:style-name="P1">10/23/22</text:p>
      <text:p text:style-name="P4">What are the problems with the buy button?</text:p>
      <text:list xml:id="list1223503945" text:style-name="L5">
        <text:list-item>
          <text:p text:style-name="P6">When the orders go into the database, they need to be INSERTed (SQL sta<text:span text:style-name="T1">t</text:span>ement <text:span text:style-name="T1">vs Stored Procedure) into the customer’s portfolio</text:span></text:p>
        </text:list-item>
        <text:list-item>
          <text:p text:style-name="P9">The customer’s portfolio data <text:span text:style-name="T3">table </text:span>needs to either be</text:p>
          <text:list>
            <text:list-item>
              <text:p text:style-name="P9">USED or</text:p>
            </text:list-item>
            <text:list-item>
              <text:p text:style-name="P9">REVISED</text:p>
            </text:list-item>
          </text:list>
        </text:list-item>
        <text:list-item>
          <text:p text:style-name="P9">The ability of the customer to view their portfolio is imperative</text:p>
          <text:list>
            <text:list-item>
              <text:p text:style-name="P10">The customer need to know their</text:p>
              <text:list>
                <text:list-item>
                  <text:p text:style-name="P10">Trades</text:p>
                </text:list-item>
                <text:list-item>
                  <text:p text:style-name="P10">Cash</text:p>
                </text:list-item>
                <text:list-item>
                  <text:p text:style-name="P10">Pending orders</text:p>
                  <text:list>
                    <text:list-item>
                      <text:p text:style-name="P10">Limit orders (?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"><text:span text:style-name="T2">CUSTOMER PORTFOLIO - </text:span>Stocks owned<text:tab/></text:p>
          <text:list>
            <text:list-item>
              <text:p text:style-name="P11">NO DATE</text:p>
            </text:list-item>
            <text:list-item>
              <text:p text:style-name="P12">Quantity of stock</text:p>
            </text:list-item>
            <text:list-item>
              <text:p text:style-name="P10">Dollar cost average ( quantity * cost )</text:p>
            </text:list-item>
            <text:list-item>
              <text:p text:style-name="P12"/>
            </text:list-item>
          </text:list>
        </text:list-item>
      </text:list>
      <text:p text:style-name="P13"/>
      <text:p text:style-name="P3">10/24/22</text:p>
      <text:p text:style-name="P14">Starting screen:</text:p>
      <text:list text:style-name="L6">
        <text:list-item>
          <text:p text:style-name="P15">S&amp;P500</text:p>
        </text:list-item>
        <text:list-item>
          <text:p text:style-name="P15">NASDAQ</text:p>
        </text:list-item>
        <text:list-item>
          <text:p text:style-name="P15">DOW</text:p>
          <text:list>
            <text:list-item>
              <text:p text:style-name="P15">current day ranges, stat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24T12:54:34.654000000</dc:date>
    <meta:editing-duration>P3DT40M47S</meta:editing-duration>
    <meta:editing-cycles>9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32" meta:word-count="208" meta:character-count="1035" meta:non-whitespace-character-count="879"/>
  </office:meta>
</office:document-meta>
</file>